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format for the Kicad schematic component library part files. <text:s/>This format supersedes the old file format defined in the file “library_file_format_EN.odt. <text:s/>The idea of component library files is no longer valid. <text:s/>Libraries are a collection library part files managed by some type of file structure as simple an file hierarchy on a computer to a sophisticated tool such as a version control system. <text:s/>Only one part can be defined per file.</text:p>
      <text:p text:style-name="Text_20_body">This file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to provide a more robust file lexer, a human readable file format, better file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a strict formatting requirements. <text:s/>Files must be encoded in UTF8 (ASCII)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next version of EESchema and therefore the library parts will be based a coordinate system without units of measure. <text:s/>The advantage of having coordinates without units is any item that has an integer coordinate will be on grid. <text:s/>This guarantees all connectable items (pins, wires, junctions, etc.) will always get connected properly. <text:s/>Only non-connectable objects (arcs, text, etc.) can have non-integer coordinates. <text:s/>The schematic grid size determines the part coordinates in actual physical space. <text:s/>This allows the items to scale appropriately no matter what physical units the user selects and eliminates floating point issues when using metric coordinates in the current design.</text:p>
      <text:h text:style-name="Heading_20_1" text:outline-level="1">An example file showing syntax for all drawable item types.</text:h>
      <text:p text:style-name="comment"># The part element is the root of the S expression used to define a library part.</text:p>
      <text:p text:style-name="comment"># Library parts can be inherited from another part by using the extends keyword.</text:p>
      <text:p text:style-name="comment"># The part name is the file name. <text:s/>The name hint is to be used in a manner yet to</text:p>
      <text:p text:style-name="comment"># be determined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(effects...) is used</text:p>
      <text:p text:style-name="comment"><text:s text:c="4"/># in a component to override the effects of a PART, the PROPERTY </text:p>
      <text:p text:style-name="comment"><text:s text:c="4"/># specifier must be present.</text:p>
      <text:p text:style-name="code0"><text:s text:c="4"/>[<text:bookmark-start text:name="__DdeLink__1991_2022311872"/>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<text:bookmark-end text:name="__DdeLink__1991_2022311872"/>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oft-page-break/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oft-page-break/><text:s text:c="4"/>(<text:span text:style-name="T1">fill </text:span>FILL_TYPE)</text:p>
      <text:p text:style-name="code0"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signal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[bold]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PADNAME defined in the base part. <text:s/>Only valid for extended parts.</text:p>
      <text:p text:style-name="code0"><text:s text:c="2"/>[(<text:span text:style-name="T1">pin_del </text:span>PADNAME)]</text:p>
      <text:p text:style-name="code0"/>
      <text:p text:style-name="comment"><text:s text:c="2"/># Swap pin PADNAME1 and pin PADNAME2 in the base part. <text:s/></text:p>
      <text:p text:style-name="comment"><text:s text:c="2"/># Only valid for extended parts.</text:p>
      <text:p text:style-name="code0"><text:s text:c="2"/>[(<text:span text:style-name="T1">pin_swap </text:span>PADNAME1 PADNAME2)]</text:p>
      <text:p text:style-name="code0"/>
      <text:p text:style-name="comment"><text:s text:c="2"/># Change the padname of pin OLDPADNAME to NEWPADNAME in the base part.</text:p>
      <text:p text:style-name="comment"><text:s text:c="2"/># Only valid for extended parts.</text:p>
      <text:p text:style-name="code0"><text:s text:c="2"/>[(<text:span text:style-name="T1">pin_renum</text:span> OLDPADNAME NEWPADNAME)]</text:p>
      <text:p text:style-name="code0"/>
      <text:p text:style-name="comment"><text:s text:c="2"/># Change the signal of pin OLDSIGNAL to NEWSIGNAL in the base part. <text:s/></text:p>
      <text:p text:style-name="comment"><text:soft-page-break/><text:s text:c="2"/># Only valid for extended parts.</text:p>
      <text:p text:style-name="code0"><text:s text:c="2"/>[(<text:span text:style-name="T1">pin_rename</text:span> OLDSIGNAL NEWSIGNAL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oft-page-break/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or more</text:p>
      <text:p text:style-name="comment">#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oft-page-break/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<text:soft-page-break/>)</text:p>
      <text:p text:style-name="code0"/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00:26:38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8" meta:paragraph-count="302" meta:word-count="2362" meta:character-count="14594"/>
  </office:meta>
</office:document-meta>
</file>